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#le programme demande de taper les dates de naissance<text:s/></text:p>
      <text:p text:style-name="Normal">date_naissancex=int(input("saisir la date de naissance de Modou: "))</text:p>
      <text:p text:style-name="Normal">date_naissancey=int(input("saisir la date de naissance de Badara: "))</text:p>
      <text:p text:style-name="Normal">age=2022 - date_naissancex</text:p>
      <text:p text:style-name="Normal">#le programme vous donne leurs ages</text:p>
      <text:p text:style-name="Normal">print("Moudou est agé de:",age)</text:p>
      <text:p text:style-name="Normal">if age&lt;18:</text:p>
      <text:p text:style-name="Normal">#le programme vous dit si ils sont majeurs ou mineurs et si ils peuvent etre electeurs</text:p>
      <text:p text:style-name="Normal"><text:s text:c="4"/>print("Modou vous etes mineur vous ne pouvez pas etres electeur")</text:p>
      <text:p text:style-name="Normal">elif age==18:</text:p>
      <text:p text:style-name="Normal"><text:s text:c="4"/>print("Modou vous etes majeur vous <text:s/>pouvez etres electeur")</text:p>
      <text:p text:style-name="Normal">elif age&gt;18:</text:p>
      <text:p text:style-name="Normal"><text:s text:c="4"/>print("Modou vous etes majeur vous <text:s/>pouvez <text:s/>etres electeur")</text:p>
      <text:p text:style-name="Normal">age=2022 - date_naissancey</text:p>
      <text:p text:style-name="Normal">print("Badara est agé de:",age)</text:p>
      <text:p text:style-name="Normal">if age&lt;18:</text:p>
      <text:p text:style-name="Normal"><text:s text:c="5"/>print("Badara vous etes mineur vous ne pouvez pas etres electeur")</text:p>
      <text:p text:style-name="Normal">elif age==18:</text:p>
      <text:p text:style-name="Normal"><text:s text:c="5"/>print("Badara vous etes majeur vous <text:s/>pouvez etres electeur")</text:p>
      <text:p text:style-name="Normal">elif age&gt;18:</text:p>
      <text:p text:style-name="Normal"><text:s text:c="5"/>print("Badara vous etes majeur vous <text:s/>pouvez <text:s/>etres electeur")</text:p>
      <text:p text:style-name="Normal">#le programme vous dit qu'ils sont des jumaux si ils ont la même date de naissance <text:s text:c="2"/></text:p>
      <text:p text:style-name="Normal">if date_naissancex==date_naissancey:</text:p>
      <text:p text:style-name="Normal"><text:s text:c="5"/>print("Modou et Badara sont des jumaux")</text:p>
      <text:p text:style-name="Normal">elif date_naissancex&gt;date_naissancey:</text:p>
      <text:p text:style-name="Normal"><text:s text:c="5"/>print("Modou est le petit frere de Badara")</text:p>
      <text:p text:style-name="Normal">elif date_naissancex&lt;date_naissancey:</text:p>
      <text:p text:style-name="Normal"><text:s text:c="5"/>print("Modou est le grand frere de Badara")</text:p>
      <text:p text:style-name="Normal">else:</text:p>
      <text:p text:style-name="Normal"><text:s text:c="4"/>print("quitter le programme") <text:s text:c="3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ustapha diallo</meta:initial-creator>
    <dc:creator>moustapha diallo</dc:creator>
    <meta:creation-date>2022-04-08T16:45:00Z</meta:creation-date>
    <dc:date>2022-04-08T18:22:00Z</dc:date>
    <meta:template xlink:href="Normal" xlink:type="simple"/>
    <meta:editing-cycles>1</meta:editing-cycles>
    <meta:editing-duration>PT5820S</meta:editing-duration>
    <meta:document-statistic meta:page-count="1" meta:paragraph-count="2" meta:word-count="200" meta:character-count="1300" meta:row-count="9" meta:non-whitespace-character-count="1102"/>
  </office:meta>
</office:document-meta>
</file>